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UF</text:p>
          </table:table-cell>
          <table:table-cell table:style-name="Default" office:value-type="string" calcext:value-type="string">
            <text:p>VDU</text:p>
          </table:table-cell>
          <table:table-cell table:style-name="Default" office:value-type="string" calcext:value-type="string">
            <text:p>EMP</text:p>
          </table:table-cell>
          <table:table-cell table:style-name="Default" office:value-type="string" calcext:value-type="string">
            <text:p>DUF_EMP</text:p>
          </table:table-cell>
          <table:table-cell office:value-type="string" calcext:value-type="string">
            <text:p>KOF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18295.1" calcext:value-type="float">
            <text:p>18295.1</text:p>
          </table:table-cell>
          <table:table-cell table:style-name="Default" office:value-type="float" office:value="1417.4" calcext:value-type="float">
            <text:p>1417.4</text:p>
          </table:table-cell>
          <table:table-cell table:style-name="Default" office:value-type="float" office:value="1352.9" calcext:value-type="float">
            <text:p>1352.9</text:p>
          </table:table-cell>
          <table:table-cell table:style-name="Default" table:formula="of:=[.A2]*1000/(12*[.C2])" office:value-type="float" office:value="1126.90639860054" calcext:value-type="float">
            <text:p>1126.90639860054</text:p>
          </table:table-cell>
          <table:table-cell table:formula="of:=[.B2]/[.D2]" office:value-type="float" office:value="1.2577797071347" calcext:value-type="float">
            <text:p>1.2577797071347</text:p>
          </table:table-cell>
          <table:table-cell table:formula="of:=[.D2]*[.E2]*[.$F$1]" office:value-type="float" office:value="681.7694" calcext:value-type="float">
            <text:p>681.7694</text:p>
          </table:table-cell>
        </table:table-row>
        <table:table-row table:style-name="ro1">
          <table:table-cell table:formula="of:=[.A2]-(166.228+312.151)*(9/7)" office:value-type="float" office:value="17680.0412857143" calcext:value-type="float">
            <text:p>17680.0412857143</text:p>
          </table:table-cell>
          <table:table-cell table:style-name="Default"/>
          <table:table-cell table:style-name="Default" office:value-type="float" office:value="1352.9" calcext:value-type="float">
            <text:p>1352.9</text:p>
          </table:table-cell>
          <table:table-cell table:style-name="Default" table:formula="of:=[.A3]*1000/(12*[.C3])" office:value-type="float" office:value="1089.02119433034" calcext:value-type="float">
            <text:p>1089.02119433034</text:p>
          </table:table-cell>
          <table:table-cell table:formula="of:=[.E2]" office:value-type="float" office:value="1.2577797071347" calcext:value-type="float">
            <text:p>1.2577797071347</text:p>
          </table:table-cell>
          <table:table-cell table:formula="of:=[.D3]*[.E3]*[.$F$1]" office:value-type="float" office:value="658.849153015652" calcext:value-type="float">
            <text:p>658.8491530156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2020m.</text:p>
          </table:table-cell>
          <table:table-cell table:style-name="Default" office:value-type="string" calcext:value-type="string">
            <text:p>2021m.</text:p>
          </table:table-cell>
          <table:table-cell table:style-name="Default" office:value-type="string" calcext:value-type="string">
            <text:p>Pokytis, abs.</text:p>
          </table:table-cell>
          <table:table-cell office:value-type="string" calcext:value-type="string">
            <text:p>Pokytis, proc.</text:p>
          </table:table-cell>
          <table:table-cell/>
        </table:table-row>
        <table:table-row table:style-name="ro1">
          <table:table-cell office:value-type="string" calcext:value-type="string">
            <text:p>DVK</text:p>
          </table:table-cell>
          <table:table-cell table:formula="of:=[.B7]*1.00177" office:value-type="float" office:value="608.07439" calcext:value-type="float">
            <text:p>608</text:p>
          </table:table-cell>
          <table:table-cell table:formula="of:=[.C7]*1.00177" office:value-type="float" office:value="683.20714" calcext:value-type="float">
            <text:p>683</text:p>
          </table:table-cell>
          <table:table-cell table:formula="of:=[.C6]-[.B6]" office:value-type="float" office:value="75.13275" calcext:value-type="float">
            <text:p>75</text:p>
          </table:table-cell>
          <table:table-cell table:style-name="ce2" table:formula="of:=[.C6]/[.B6]-1" office:value-type="percentage" office:value="0.123558484349259" calcext:value-type="percentage">
            <text:p>12%</text:p>
          </table:table-cell>
          <table:table-cell/>
        </table:table-row>
        <table:table-row table:style-name="ro1">
          <table:table-cell office:value-type="string" calcext:value-type="string">
            <text:p>Bruto</text:p>
          </table:table-cell>
          <table:table-cell office:value-type="float" office:value="607" calcext:value-type="float">
            <text:p>607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D</text:p>
          </table:table-cell>
          <table:table-cell table:formula="of:=400-0.19*([.B7]-[.B7])" office:value-type="float" office:value="400" calcext:value-type="float">
            <text:p>400</text:p>
          </table:table-cell>
          <table:table-cell table:formula="of:=400-0.18*([.C7]-[.C7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M</text:p>
          </table:table-cell>
          <table:table-cell table:formula="of:=0.2*([.B7]-[.B8])" office:value-type="float" office:value="41.4" calcext:value-type="float">
            <text:p>41</text:p>
          </table:table-cell>
          <table:table-cell table:formula="of:=0.2*([.C7]-[.C8])" office:value-type="float" office:value="56.4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ra</text:p>
          </table:table-cell>
          <table:table-cell table:formula="of:=[.B7]*(0.0698+0.1252)" office:value-type="float" office:value="118.365" calcext:value-type="float">
            <text:p>118</text:p>
          </table:table-cell>
          <table:table-cell table:formula="of:=[.C7]*(0.0698+0.1252)" office:value-type="float" office:value="132.99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o</text:p>
          </table:table-cell>
          <table:table-cell table:formula="of:=[.B7]-[.B9]-[.B10]" office:value-type="float" office:value="447.235" calcext:value-type="float">
            <text:p>447</text:p>
          </table:table-cell>
          <table:table-cell table:formula="of:=[.C7]-[.C9]-[.C10]" office:value-type="float" office:value="492.61" calcext:value-type="float">
            <text:p>493</text:p>
          </table:table-cell>
          <table:table-cell table:formula="of:=[.C11]-[.B11]" office:value-type="float" office:value="45.375" calcext:value-type="float">
            <text:p>45</text:p>
          </table:table-cell>
          <table:table-cell table:style-name="ce2" table:formula="of:=[.C11]/[.B11]-1" office:value-type="percentage" office:value="0.101456728565519" calcext:value-type="percentage">
            <text:p>10%</text:p>
          </table:table-cell>
          <table:table-cell/>
        </table:table-row>
        <table:table-row table:style-name="ro1">
          <table:table-cell office:value-type="string" calcext:value-type="string">
            <text:p>Darbdavio dalis (10%)</text:p>
          </table:table-cell>
          <table:table-cell table:formula="of:=[.B6]*0.1" office:value-type="float" office:value="60.807439" calcext:value-type="float">
            <text:p>61</text:p>
          </table:table-cell>
          <table:table-cell table:formula="of:=[.C6]*0.1" office:value-type="float" office:value="68.320714" calcext:value-type="float">
            <text:p>68</text:p>
          </table:table-cell>
          <table:table-cell table:formula="of:=[.C12]-[.B12]" office:value-type="float" office:value="7.51327499999999" calcext:value-type="float">
            <text:p>8</text:p>
          </table:table-cell>
          <table:table-cell table:style-name="ce2" table:formula="of:=[.C12]/[.B12]-1" office:value-type="percentage" office:value="0.123558484349259" calcext:value-type="percentage">
            <text:p>12%</text:p>
          </table:table-cell>
          <table:table-cell/>
        </table:table-row>
        <table:table-row table:style-name="ro1">
          <table:table-cell office:value-type="string" calcext:value-type="string">
            <text:p>Valstybės subsidija (90%)</text:p>
          </table:table-cell>
          <table:table-cell table:formula="of:=[.B6]*0.9" office:value-type="float" office:value="547.266951" calcext:value-type="float">
            <text:p>547</text:p>
          </table:table-cell>
          <table:table-cell table:formula="of:=[.C6]*0.9" office:value-type="float" office:value="614.886426" calcext:value-type="float">
            <text:p>615</text:p>
          </table:table-cell>
          <table:table-cell table:formula="of:=[.C13]-[.B13]" office:value-type="float" office:value="67.619475" calcext:value-type="float">
            <text:p>68</text:p>
          </table:table-cell>
          <table:table-cell table:style-name="ce2" table:formula="of:=[.C13]/[.B13]-1" office:value-type="percentage" office:value="0.123558484349259" calcext:value-type="percentage">
            <text:p>1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39:47.796999969</meta:creation-date>
    <dc:date>2020-12-14T15:03:08.259509061</dc:date>
    <meta:editing-duration>PT59M41S</meta:editing-duration>
    <meta:editing-cycles>1</meta:editing-cycles>
    <meta:document-statistic meta:table-count="1" meta:cell-count="53" meta:object-count="0"/>
    <meta:generator>LibreOffice/7.0.3.1$Linux_X86_64 LibreOffice_project/00$Build-1</meta:generator>
  </office:meta>
</office:document-meta>
</file>